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7929" officeooo:paragraph-rsid="00057929"/>
    </style:style>
    <style:style style:name="P2" style:family="paragraph" style:parent-style-name="Standard">
      <style:text-properties officeooo:rsid="00057929" officeooo:paragraph-rsid="0006b80d"/>
    </style:style>
    <style:style style:name="P3" style:family="paragraph" style:parent-style-name="Standard">
      <style:paragraph-properties fo:text-align="start" style:justify-single-word="false"/>
      <style:text-properties officeooo:rsid="00057929" officeooo:paragraph-rsid="0006b80d"/>
    </style:style>
    <style:style style:name="P4" style:family="paragraph" style:parent-style-name="Standard">
      <style:paragraph-properties fo:text-align="start" style:justify-single-word="false"/>
      <style:text-properties officeooo:rsid="00057929" officeooo:paragraph-rsid="00057929"/>
    </style:style>
    <style:style style:name="P5" style:family="paragraph" style:parent-style-name="Standard">
      <style:text-properties officeooo:rsid="00057929" officeooo:paragraph-rsid="0009f13d"/>
    </style:style>
    <style:style style:name="P6" style:family="paragraph" style:parent-style-name="Standard">
      <style:paragraph-properties fo:text-align="start" style:justify-single-word="false"/>
      <style:text-properties fo:font-size="12pt" officeooo:rsid="0006b80d" officeooo:paragraph-rsid="0006b80d" style:font-size-asian="10.5pt" style:font-size-complex="12pt"/>
    </style:style>
    <style:style style:name="P7" style:family="paragraph" style:parent-style-name="Standard">
      <style:paragraph-properties fo:text-align="start" style:justify-single-word="false"/>
      <style:text-properties fo:font-size="12pt" officeooo:rsid="00086b79" officeooo:paragraph-rsid="00086b79" style:font-size-asian="10.5pt" style:font-size-complex="12pt"/>
    </style:style>
    <style:style style:name="P8" style:family="paragraph" style:parent-style-name="Standard">
      <style:paragraph-properties fo:text-align="start" style:justify-single-word="false"/>
      <style:text-properties fo:font-size="12pt" officeooo:rsid="0009f13d" officeooo:paragraph-rsid="0009f13d" style:font-size-asian="10.5pt" style:font-size-complex="12pt"/>
    </style:style>
    <style:style style:name="P9" style:family="paragraph" style:parent-style-name="Standard">
      <style:paragraph-properties fo:text-align="start" style:justify-single-word="false"/>
      <style:text-properties fo:font-size="12pt" fo:font-weight="normal" officeooo:rsid="000c314a" officeooo:paragraph-rsid="000c314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c8e81" officeooo:paragraph-rsid="000c8e81" style:font-size-asian="10.5pt" style:font-weight-asian="normal" style:font-size-complex="12pt" style:font-weight-complex="normal"/>
    </style:style>
    <style:style style:name="P11" style:family="paragraph" style:parent-style-name="Standard">
      <style:text-properties fo:font-size="12pt" fo:font-weight="normal" officeooo:rsid="000ccdbf" officeooo:paragraph-rsid="000ccdbf" style:font-size-asian="10.5pt" style:font-weight-asian="normal" style:font-size-complex="12pt" style:font-weight-complex="normal"/>
    </style:style>
    <style:style style:name="P12" style:family="paragraph" style:parent-style-name="Standard">
      <style:text-properties fo:font-size="12pt" fo:font-weight="normal" officeooo:rsid="000ea07f" officeooo:paragraph-rsid="000ea07f" style:font-size-asian="10.5pt" style:font-weight-asian="normal" style:font-size-complex="12pt" style:font-weight-complex="normal"/>
    </style:style>
    <style:style style:name="P13" style:family="paragraph" style:parent-style-name="Standard">
      <style:text-properties fo:font-size="12pt" fo:font-weight="normal" officeooo:rsid="000f905e" officeooo:paragraph-rsid="000f90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4pt" officeooo:rsid="00086b79" officeooo:paragraph-rsid="00086b79" style:font-size-asian="14pt" style:font-size-complex="14pt"/>
    </style:style>
    <style:style style:name="P15" style:family="paragraph" style:parent-style-name="Standard">
      <style:paragraph-properties fo:text-align="start" style:justify-single-word="false"/>
      <style:text-properties fo:font-size="14pt" officeooo:rsid="0006b80d" officeooo:paragraph-rsid="0006b80d" style:font-size-asian="14pt" style:font-size-complex="14pt"/>
    </style:style>
    <style:style style:name="P16" style:family="paragraph" style:parent-style-name="Standard">
      <style:paragraph-properties fo:text-align="start" style:justify-single-word="false"/>
      <style:text-properties fo:font-size="14pt" fo:font-weight="bold" officeooo:rsid="00086b79" officeooo:paragraph-rsid="00086b79"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06b80d" officeooo:paragraph-rsid="0006b80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09f13d" officeooo:paragraph-rsid="0009f13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0c314a" officeooo:paragraph-rsid="000c314a"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0c8e81" officeooo:paragraph-rsid="000c8e81" style:font-size-asian="14pt" style:font-weight-asian="bold" style:font-size-complex="14pt" style:font-weight-complex="bold"/>
    </style:style>
    <style:style style:name="P21" style:family="paragraph" style:parent-style-name="Standard">
      <style:text-properties fo:font-size="14pt" fo:font-weight="bold" officeooo:rsid="000ea07f" officeooo:paragraph-rsid="000ea07f" style:font-size-asian="14pt" style:font-weight-asian="bold" style:font-size-complex="14pt" style:font-weight-complex="bold"/>
    </style:style>
    <style:style style:name="P22" style:family="paragraph" style:parent-style-name="Standard">
      <style:text-properties fo:font-size="14pt" fo:font-weight="bold" officeooo:rsid="000f905e" officeooo:paragraph-rsid="000f905e"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style="normal" fo:font-weight="bold" officeooo:rsid="00086b79" officeooo:paragraph-rsid="00086b79" style:font-size-asian="14pt" style:font-style-asian="normal" style:font-weight-asian="bold" style:font-size-complex="14pt" style:font-style-complex="normal" style:font-weight-complex="bold"/>
    </style:style>
    <style:style style:name="P24" style:family="paragraph" style:parent-style-name="Standard">
      <style:text-properties officeooo:rsid="000ccdbf" officeooo:paragraph-rsid="000ccdbf"/>
    </style:style>
    <style:style style:name="T1" style:family="text">
      <style:text-properties fo:font-size="22pt" officeooo:rsid="0006b80d" style:font-size-asian="19.25pt" style:font-size-complex="22pt"/>
    </style:style>
    <style:style style:name="T2" style:family="text">
      <style:text-properties fo:font-size="22pt" officeooo:rsid="0009f13d" style:font-size-asian="19.25pt" style:font-size-complex="22pt"/>
    </style:style>
    <style:style style:name="T3" style:family="text">
      <style:text-properties officeooo:rsid="00086b79"/>
    </style:style>
    <style:style style:name="T4" style:family="text">
      <style:text-properties officeooo:rsid="0009f13d"/>
    </style:style>
    <style:style style:name="T5" style:family="text">
      <style:text-properties officeooo:rsid="000c314a"/>
    </style:style>
    <style:style style:name="T6" style:family="text">
      <style:text-properties officeooo:rsid="000ccdbf"/>
    </style:style>
    <style:style style:name="T7" style:family="text">
      <style:text-properties fo:font-size="14pt" fo:font-weight="bold" style:font-size-asian="12.25pt" style:font-weight-asian="bold" style:font-size-complex="14pt" style:font-weight-complex="bold"/>
    </style:style>
    <style:style style:name="T8" style:family="text">
      <style:text-properties officeooo:rsid="000ea07f"/>
    </style:style>
    <style:style style:name="T9" style:family="text">
      <style:text-properties officeooo:rsid="000fee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p>
      <text:p text:style-name="P2"><text:span text:style-name="T1"/></text:p>
      <text:p text:style-name="P2"><text:span text:style-name="T1"/></text:p>
      <text:p text:style-name="P2"><text:span text:style-name="T1"><text:tab/><text:tab/> <text:s text:c="8"/></text:span><text:span text:style-name="T2">Data Intensive Computing </text:span></text:p>
      <text:p text:style-name="P5"><text:span text:style-name="T2"><text:tab/><text:tab/><text:tab/><text:tab/>Project -2 <text:s text:c="2"/>Problem -2</text:span></text:p>
      <text:p text:style-name="P2"><text:span text:style-name="T1"/></text:p>
      <text:p text:style-name="P2"><text:span text:style-name="T1"/></text:p>
      <text:p text:style-name="P3"><text:span text:style-name="T1"><text:tab/><text:tab/> <text:s text:c="3"/><text:tab/> <text:s text:c="3"/>S</text:span><text:span text:style-name="T2">rikanth Madduri Venkata</text:span></text:p>
      <text:p text:style-name="P4"><text:span text:style-name="T1"><text:tab/><text:tab/><text:tab/><text:tab/> <text:s text:c="4"/>ID <text:s/>- <text:s/>50134851</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17">1. Popular_course</text:p>
      <text:p text:style-name="P15"/>
      <text:p text:style-name="P6">From the list of courses that are presented for different semesters and for different departments, I intend to find the popular course. I have considered the number of students who have attended the course as the determining <text:s/>factor. Over a period of time <text:span text:style-name="T3">all the courses have been mapped to the number of students who have attended it and the course with the most no of attendees can be classified as the popular course.</text:span></text:p>
      <text:p text:style-name="P6"/>
      <text:p text:style-name="P16">2. Popular day</text:p>
      <text:p text:style-name="P14"/>
      <text:p text:style-name="P7">Of the seven days of the weeks it is observed that the classes are conducted on 6 of the days. I have individually considered the number of students who have attended a course on a particular day thus giving me the exact count. Thus I have determined the busiest and least busiest days. </text:p>
      <text:p text:style-name="P7"/>
      <text:p text:style-name="P7">Output : </text:p>
      <text:p text:style-name="P7">F<text:tab/>1659754</text:p>
      <text:p text:style-name="P7">M<text:tab/>2390890</text:p>
      <text:p text:style-name="P7">R<text:tab/>2026113</text:p>
      <text:p text:style-name="P7">S<text:tab/>17598</text:p>
      <text:p text:style-name="P7">T<text:tab/>2106205</text:p>
      <text:p text:style-name="P7">W<text:tab/>2339086</text:p>
      <text:p text:style-name="P7"/>
      <text:p text:style-name="P7">Thus from the output it can be concluded that <text:span text:style-name="T5">Monday</text:span> followed by <text:span text:style-name="T5">W</text:span>ednesday are the busiest days, whilst <text:span text:style-name="T5">S</text:span>aturday is the least busiest days.</text:p>
      <text:p text:style-name="P7"/>
      <text:p text:style-name="P16">3. Popular Department</text:p>
      <text:p text:style-name="P7"/>
      <text:p text:style-name="P7">Of the numerous departments that are present in UB, in order to find the most popular departments of UB, I have mapped the departments to the number of students who have attended the courses of the respective departments.</text:p>
      <text:p text:style-name="P7"/>
      <text:p text:style-name="P7">It is found that <text:s/>Math, Chemistry, Psychology, UGC, English, Biology, Physics , Computer science are some of the popular departments. While the departments PES DMC AED AFS BMI NCS among others are some of the least popular departments.</text:p>
      <text:p text:style-name="P7"/>
      <text:p text:style-name="P16">4. Popular Hall</text:p>
      <text:p text:style-name="P7"/>
      <text:p text:style-name="P7">There are numerous halls in the UB and inorder to find the most popular halls among the students, I have considered the students who had classes and atteneded the classes in that particular hall. </text:p>
      <text:p text:style-name="P7"/>
      <text:p text:style-name="P7">I have observed that Knox, NSC , Norton, Bell hall are some of the most popular halls among the UB students and teachers</text:p>
      <text:p text:style-name="P7"/>
      <text:p text:style-name="P7"/>
      <text:p text:style-name="P7"/>
      <text:p text:style-name="P7"/>
      <text:p text:style-name="P7"><text:soft-page-break/></text:p>
      <text:p text:style-name="P7"/>
      <text:p text:style-name="P23">5. Popular time</text:p>
      <text:p text:style-name="P7"/>
      <text:p text:style-name="P7">There are numerous classes on all days and in all the classrooms. But I wanted to find the rush hours of the day where students cram into the university and make it busiest time of UB. So I have mapped the time field with the course and the number of students who had opted for the course.</text:p>
      <text:p text:style-name="P7"><text:s/></text:p>
      <text:p text:style-name="P7">I found out that between 2.00pm – 3.00 pm the <text:span text:style-name="T5">university</text:span> will be at its busiest and <text:span text:style-name="T5">usually</text:span> the time period 1.00 PM to 4.00 PM can be termed as the rush hour. Before 8 am and After 10 PM are considered to be the least busiest times.</text:p>
      <text:p text:style-name="P7"/>
      <text:p text:style-name="P16">6. Popular semester.</text:p>
      <text:p text:style-name="P7"/>
      <text:p text:style-name="P7">Again like the previous <text:span text:style-name="T4">jobs, I thought of finding the period where there would be most enrollments of the semesters. So I mapped the students to the term in which they were enrolled. I found that most enrollements happen during the Fall followed by Spring followed by Summer and winter.</text:span></text:p>
      <text:p text:style-name="P8"/>
      <text:p text:style-name="P8">Fall<text:tab/><text:tab/>2951710</text:p>
      <text:p text:style-name="P8">Spring<text:tab/><text:tab/>2638011</text:p>
      <text:p text:style-name="P8">summer<text:tab/>249226</text:p>
      <text:p text:style-name="P8">Winter<text:tab/><text:tab/>1346</text:p>
      <text:p text:style-name="P8"/>
      <text:p text:style-name="P18">7. Trend of UB Admissions </text:p>
      <text:p text:style-name="P8"/>
      <text:p text:style-name="P8">It is no doubt that the popularity of the UB has risen over the period of years. So I decided to observe the trend of the admissions in UB. So I have mapped the number of students who are enrolled to the “year” field. This gave the exact the number of students who attended UB during the particluar year with which we were able to observe the trend of the admissions. </text:p>
      <text:p text:style-name="P8"/>
      <text:p text:style-name="P8">1993<text:tab/>103995</text:p>
      <text:p text:style-name="P8">1994<text:tab/>206336</text:p>
      <text:p text:style-name="P8">1995<text:tab/>207272</text:p>
      <text:p text:style-name="P8">1996<text:tab/>205340</text:p>
      <text:p text:style-name="P8">1997<text:tab/>203616</text:p>
      <text:p text:style-name="P8">1998<text:tab/>205093</text:p>
      <text:p text:style-name="P8">1999<text:tab/>214784</text:p>
      <text:p text:style-name="P8">2000<text:tab/>227756</text:p>
      <text:p text:style-name="P8">2001<text:tab/>236279</text:p>
      <text:p text:style-name="P8">2002<text:tab/>244578</text:p>
      <text:p text:style-name="P8">2003<text:tab/>254597</text:p>
      <text:p text:style-name="P8">2004<text:tab/>259879</text:p>
      <text:p text:style-name="P8">2005<text:tab/>260513</text:p>
      <text:p text:style-name="P8">2006<text:tab/>264012</text:p>
      <text:p text:style-name="P8">2007<text:tab/>266077</text:p>
      <text:p text:style-name="P8">2008<text:tab/>266169</text:p>
      <text:p text:style-name="P8">2009<text:tab/>271660</text:p>
      <text:p text:style-name="P8">2010<text:tab/>272705</text:p>
      <text:p text:style-name="P8"><text:soft-page-break/>2011<text:tab/>282071</text:p>
      <text:p text:style-name="P8">2012<text:tab/>290062</text:p>
      <text:p text:style-name="P8">2013<text:tab/>298711</text:p>
      <text:p text:style-name="P8">2014<text:tab/>298612</text:p>
      <text:p text:style-name="P8">2015<text:tab/>298194</text:p>
      <text:p text:style-name="P8">2016<text:tab/>201982</text:p>
      <text:p text:style-name="P8">2017<text:tab/>0</text:p>
      <text:p text:style-name="P8"/>
      <text:p text:style-name="P8">So, from the above data, we can observe that the value of UB has constantly risen over the years as the number of enrollments have only increased every year except for 2016 where the data is incomeplete.</text:p>
      <text:p text:style-name="P8"/>
      <text:p text:style-name="P8"/>
      <text:p text:style-name="P19">8. <text:s/>Single Day Courses</text:p>
      <text:p text:style-name="P19"/>
      <text:p text:style-name="P9">Some of the courses are only on a single day while some are on multiple days. So in-order to find out which days have the most courses, I have mapped the number of courses that have class only once a week to the weekdays on which they are. It was found out that most of the classes were on wednesday followed by Tuesday and Monday. Saturday has the least number of classes. </text:p>
      <text:p text:style-name="P9"/>
      <text:p text:style-name="P9"/>
      <text:p text:style-name="P19">9. Multiple day Courses</text:p>
      <text:p text:style-name="P19"/>
      <text:p text:style-name="P9">Some of the courses are on multiple days. In-order to know which combination of days have most of the classes, I have mapped the courses that are on multiple days instead of single day to the days on which they are present. <text:s/>I found out that Tuesday and Thursday combination has the most followed by the combination of Monday Wednesday and Friday.</text:p>
      <text:p text:style-name="P8"/>
      <text:p text:style-name="P20">10. Most On line Courses</text:p>
      <text:p text:style-name="P20"/>
      <text:p text:style-name="P10">In this program I tried to find out the courses that are offered on line the most. So I have mapped the courses to the ones that are available on-line instead of being taught in the class room. </text:p>
      <text:p text:style-name="P10">It was found that College physics , world civilisation, Human form and function, psychopathology are the courses that are offered online the most. Whilst Electrical devices, life writing , stochastic methods are some of the courses that are least offered on-line.</text:p>
      <text:p text:style-name="P10"/>
      <text:p text:style-name="P20">11. Semester with Most On-Line Courses</text:p>
      <text:p text:style-name="P20"/>
      <text:p text:style-name="P10">In order to find the semester that gives out the most on line courses, I mapped the courses that are being offered on line to the term or semester in which they are being offered. By doing so, I found out that the <text:s text:c="2"/>Summer – 2016 has the most <text:span text:style-name="T6">on line</text:span> and followed by Fall -16, Fall-15 and Summer -15. From the data it can be observed that the trend has only been increasing every year and that it was started in Spring-2006. After which there was a consistent increase in the number of on line courses that are being offered. <text:s/></text:p>
      <text:p text:style-name="P10"/>
      <text:p text:style-name="P10"/>
      <text:p text:style-name="P8"/>
      <text:p text:style-name="P8"/>
      <text:p text:style-name="P1"><text:soft-page-break/></text:p>
      <text:p text:style-name="P24"><text:span text:style-name="T7">12. <text:s/>Year with Most On-Line Courses</text:span></text:p>
      <text:p text:style-name="P24"><text:span text:style-name="T7"/></text:p>
      <text:p text:style-name="P11">In order to find the year that had most of the on line courses, I mapped the courses that are being offered on line to the term or semester in which they are being offered. By doing so, I found out that the year 2016 had the most on-line courses followed by 2015 and 2014. The years 2006 and 2007 had the least on line courses that were offered.</text:p>
      <text:p text:style-name="P24"><text:span text:style-name="T7"/></text:p>
      <text:p text:style-name="P24"><text:span text:style-name="T7">13. On line-Enrollment per semester</text:span></text:p>
      <text:p text:style-name="P24"><text:span text:style-name="T7"/></text:p>
      <text:p text:style-name="P11">Previously we found out the courses that were offered on line. Now I tried to find out the number of enrollments that have happened for the on line courses that were offered. So I mapped the term or semester with the students who have enrolled themselves for the <text:span text:style-name="T8">on line courses.</text:span></text:p>
      <text:p text:style-name="P11"/>
      <text:p text:style-name="P12">Important observation made is that even though the number of on line courses that were being offered have increased, the number of students who have taken the courses offered has been decreasing lately.</text:p>
      <text:p text:style-name="P12">The highest number of enrollments happened in Fall 15 followed by Followed by Fall 2014.</text:p>
      <text:p text:style-name="P12"/>
      <text:p text:style-name="P21">14. On line – Enrollment per Year</text:p>
      <text:p text:style-name="P21"/>
      <text:p text:style-name="P13">I tried to find the year that the most enrollments for the on line courses. So I mapped the courses that are being offered on line to the year in which they were being offered, By doing so I found out that the year 2015 had the most on line enrollments followed by 2015. <text:s/></text:p>
      <text:p text:style-name="P13"/>
      <text:p text:style-name="P22">15. Courses offered in a Specific Time</text:p>
      <text:p text:style-name="P24"><text:span text:style-name="T7"/></text:p>
      <text:p text:style-name="P13">In order to find out the number of courses that were being offered at a specific time, I mapped the courses that were being offered to the time. I found out that the most of the courses were being offered between 9 AM to 10 AM. Followed by 1.00 PM to 2.00 PM. </text:p>
      <text:p text:style-name="P13"/>
      <text:p text:style-name="P13">One important observation to be made is that even though the university is busiest between 2 and 3 PM, it can be observed that the most courses are not being offered at that time rather in the morning.</text:p>
      <text:p text:style-name="P13"/>
      <text:p text:style-name="P22">16. <text:s text:c="2"/>Department On-line Courses</text:p>
      <text:p text:style-name="P22"/>
      <text:p text:style-name="P13">I tried to find the department which is offering the most on line courses. So I mapped the courses of that particular department <text:s/><text:span text:style-name="T9">to the ones that are being offered on line. I found out that the Physics, software, commerce and linguistics department are the ones that offer most online cours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17:57:01.829564807</meta:creation-date>
    <dc:date>2016-04-16T23:40:04.083134410</dc:date>
    <meta:editing-duration>PT31M11S</meta:editing-duration>
    <meta:editing-cycles>4</meta:editing-cycles>
    <meta:generator>LibreOffice/5.0.2.2$Linux_X86_64 LibreOffice_project/00m0$Build-2</meta:generator>
    <meta:document-statistic meta:table-count="0" meta:image-count="0" meta:object-count="0" meta:page-count="5" meta:paragraph-count="83" meta:word-count="1377" meta:character-count="7563" meta:non-whitespace-character-count="6194"/>
  </office:meta>
</office:document-meta>
</file>